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8.627cm" fo:margin-left="0cm" table:align="left"/>
    </style:style>
    <style:style style:name="Tabel1.A" style:family="table-column">
      <style:table-column-properties style:column-width="5.609cm"/>
    </style:style>
    <style:style style:name="Tabel1.B" style:family="table-column">
      <style:table-column-properties style:column-width="13.018cm"/>
    </style:style>
    <style:style style:name="Tabel1.A1" style:family="table-cell">
      <style:table-cell-properties fo:padding="0.097cm" fo:border="none"/>
    </style:style>
    <style:style style:name="P1" style:family="paragraph" style:parent-style-name="Standard">
      <style:text-properties style:font-name="Liberation Serif" fo:font-size="9pt" fo:font-weight="bold" officeooo:paragraph-rsid="0018e164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erif" fo:font-size="9pt" fo:font-weight="bold" officeooo:paragraph-rsid="001b0851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urier New" fo:font-size="9pt" fo:font-weight="normal" officeooo:paragraph-rsid="0016f2dc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Courier New" fo:font-size="9pt" fo:font-weight="normal" officeooo:paragraph-rsid="0017df0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Courier New" fo:font-size="9pt" fo:font-weight="normal" officeooo:paragraph-rsid="001664c2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Courier New" fo:font-size="9pt" fo:font-weight="normal" officeooo:paragraph-rsid="0018e164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Courier New" fo:font-size="9pt" fo:font-weight="normal" officeooo:paragraph-rsid="001a9d8b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Courier New" fo:font-size="9pt" officeooo:paragraph-rsid="001664c2" style:font-size-asian="9pt" style:font-size-complex="9pt"/>
    </style:style>
    <style:style style:name="P9" style:family="paragraph" style:parent-style-name="Standard">
      <style:text-properties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fo:font-size="9pt" officeooo:paragraph-rsid="0016f2dc" style:font-size-asian="9pt" style:font-size-complex="9pt"/>
    </style:style>
    <style:style style:name="P11" style:family="paragraph" style:parent-style-name="Standard">
      <style:text-properties fo:font-size="9pt" officeooo:paragraph-rsid="001664c2" style:font-size-asian="9pt" style:font-size-complex="9pt"/>
    </style:style>
    <style:style style:name="P12" style:family="paragraph" style:parent-style-name="Standard">
      <style:text-properties fo:font-size="9pt" fo:font-weight="normal" officeooo:paragraph-rsid="001664c2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normal" officeooo:paragraph-rsid="0019b6b7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size="9pt" fo:font-weight="normal" officeooo:paragraph-rsid="001a9d8b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9pt" fo:font-weight="normal" officeooo:paragraph-rsid="001b0851" style:font-size-asian="9pt" style:font-weight-asian="normal" style:font-size-complex="9pt" style:font-weight-complex="normal"/>
    </style:style>
    <style:style style:name="P16" style:family="paragraph" style:parent-style-name="Standard">
      <style:text-properties style:use-window-font-color="true" style:font-name="Courier New" fo:font-size="9pt" fo:font-style="normal" fo:font-weight="bold" officeooo:paragraph-rsid="001b0851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text-properties style:use-window-font-color="true"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Liberation Serif" fo:font-size="9pt" fo:font-weight="bold" officeooo:rsid="001664c2" officeooo:paragraph-rsid="001664c2" style:font-size-asian="9pt" style:font-weight-asian="bold" style:font-size-complex="9pt" style:font-weight-complex="bold"/>
    </style:style>
    <style:style style:name="P19" style:family="paragraph" style:parent-style-name="Standard">
      <style:text-properties fo:font-size="9pt" fo:font-weight="normal" officeooo:rsid="0018e164" officeooo:paragraph-rsid="0018e164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18e164" officeooo:paragraph-rsid="001f6d8e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1b0851" officeooo:paragraph-rsid="001b0851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16f2dc" officeooo:paragraph-rsid="0016f2dc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paragraph-rsid="001664c2" style:font-size-asian="9pt" style:font-weight-asian="normal" style:font-size-complex="9pt" style:font-weight-complex="normal"/>
    </style:style>
    <style:style style:name="P24" style:family="paragraph" style:parent-style-name="Standard">
      <style:text-properties officeooo:rsid="001664c2" officeooo:paragraph-rsid="001664c2"/>
    </style:style>
    <style:style style:name="P25" style:family="paragraph" style:parent-style-name="Standard">
      <style:text-properties officeooo:rsid="001664c2" officeooo:paragraph-rsid="001ea5f4"/>
    </style:style>
    <style:style style:name="P26" style:family="paragraph" style:parent-style-name="Standard">
      <style:paragraph-properties fo:text-align="center" style:justify-single-word="false"/>
      <style:text-properties officeooo:rsid="001664c2" officeooo:paragraph-rsid="001ea5f4"/>
    </style:style>
    <style:style style:name="P27" style:family="paragraph" style:parent-style-name="Standard">
      <style:paragraph-properties fo:text-align="center" style:justify-single-word="false"/>
      <style:text-properties style:font-name="DejaVu Sans" fo:font-weight="bold" officeooo:paragraph-rsid="001ea5f4" style:font-weight-asian="bold" style:font-weight-complex="bold"/>
    </style:style>
    <style:style style:name="P28" style:family="paragraph" style:parent-style-name="Standard">
      <style:text-properties style:font-name="Courier New" fo:font-size="9pt" fo:font-weight="normal" officeooo:paragraph-rsid="001664c2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ourier New" fo:font-size="9pt" fo:font-style="normal" fo:font-weight="normal" officeooo:paragraph-rsid="001f6d8e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Courier New" fo:font-size="9pt" fo:font-style="normal" fo:font-weight="normal" officeooo:paragraph-rsid="001f6d8e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664c2"/>
    </style:style>
    <style:style style:name="T2" style:family="text">
      <style:text-properties officeooo:rsid="0016f2dc"/>
    </style:style>
    <style:style style:name="T3" style:family="text">
      <style:text-properties fo:font-weight="bold" officeooo:rsid="0016f2dc" style:font-weight-asian="bold" style:font-weight-complex="bold"/>
    </style:style>
    <style:style style:name="T4" style:family="text">
      <style:text-properties fo:font-weight="bold" officeooo:rsid="001664c2" style:font-weight-asian="bold" style:font-weight-complex="bold"/>
    </style:style>
    <style:style style:name="T5" style:family="text">
      <style:text-properties fo:font-weight="bold" officeooo:rsid="0017df08" style:font-weight-asian="bold" style:font-weight-complex="bold"/>
    </style:style>
    <style:style style:name="T6" style:family="text">
      <style:text-properties fo:font-weight="bold" officeooo:rsid="0018e164" style:font-weight-asian="bold" style:font-weight-complex="bold"/>
    </style:style>
    <style:style style:name="T7" style:family="text">
      <style:text-properties fo:font-weight="bold" officeooo:rsid="0019b6b7" style:font-weight-asian="bold" style:font-weight-complex="bold"/>
    </style:style>
    <style:style style:name="T8" style:family="text">
      <style:text-properties fo:font-weight="bold" officeooo:rsid="001b0851" style:font-weight-asian="bold" style:font-weight-complex="bold"/>
    </style:style>
    <style:style style:name="T9" style:family="text">
      <style:text-properties fo:font-weight="bold" officeooo:rsid="001b5390" style:font-weight-asian="bold" style:font-weight-complex="bold"/>
    </style:style>
    <style:style style:name="T10" style:family="text">
      <style:text-properties fo:font-weight="bold" officeooo:rsid="001f6d8e" style:font-weight-asian="bold" style:font-weight-complex="bold"/>
    </style:style>
    <style:style style:name="T11" style:family="text">
      <style:text-properties fo:font-style="italic" officeooo:rsid="001664c2" style:font-style-asian="italic" style:font-style-complex="italic"/>
    </style:style>
    <style:style style:name="T12" style:family="text">
      <style:text-properties fo:font-style="italic" officeooo:rsid="0016f2dc" style:font-style-asian="italic" style:font-style-complex="italic"/>
    </style:style>
    <style:style style:name="T13" style:family="text">
      <style:text-properties fo:font-style="italic" officeooo:rsid="0017df08" style:font-style-asian="italic" style:font-style-complex="italic"/>
    </style:style>
    <style:style style:name="T14" style:family="text">
      <style:text-properties fo:font-style="italic" officeooo:rsid="0018e164" style:font-style-asian="italic" style:font-style-complex="italic"/>
    </style:style>
    <style:style style:name="T15" style:family="text">
      <style:text-properties fo:font-style="italic" officeooo:rsid="001b0851" style:font-style-asian="italic" style:font-style-complex="italic"/>
    </style:style>
    <style:style style:name="T16" style:family="text">
      <style:text-properties fo:color="#b3b3b3" fo:font-style="italic" fo:font-weight="bold" officeooo:rsid="001664c2" style:font-style-asian="italic" style:font-weight-asian="bold" style:font-style-complex="italic" style:font-weight-complex="bold"/>
    </style:style>
    <style:style style:name="T17" style:family="text">
      <style:text-properties fo:color="#b3b3b3" fo:font-style="italic" fo:font-weight="bold" officeooo:rsid="0016f2dc" style:font-style-asian="italic" style:font-weight-asian="bold" style:font-style-complex="italic" style:font-weight-complex="bold"/>
    </style:style>
    <style:style style:name="T18" style:family="text">
      <style:text-properties fo:color="#b3b3b3" fo:font-style="italic" fo:font-weight="bold" officeooo:rsid="0018e164" style:font-style-asian="italic" style:font-weight-asian="bold" style:font-style-complex="italic" style:font-weight-complex="bold"/>
    </style:style>
    <style:style style:name="T19" style:family="text">
      <style:text-properties fo:color="#b3b3b3" fo:font-style="italic" fo:font-weight="bold" officeooo:rsid="0019b6b7" style:font-style-asian="italic" style:font-weight-asian="bold" style:font-style-complex="italic" style:font-weight-complex="bold"/>
    </style:style>
    <style:style style:name="T20" style:family="text">
      <style:text-properties fo:color="#b3b3b3" fo:font-style="italic" fo:font-weight="bold" officeooo:rsid="001a9d8b" style:font-style-asian="italic" style:font-weight-asian="bold" style:font-style-complex="italic" style:font-weight-complex="bold"/>
    </style:style>
    <style:style style:name="T21" style:family="text">
      <style:text-properties fo:color="#b3b3b3" fo:font-style="italic" fo:font-weight="bold" officeooo:rsid="001b0851" style:font-style-asian="italic" style:font-weight-asian="bold" style:font-style-complex="italic" style:font-weight-complex="bold"/>
    </style:style>
    <style:style style:name="T22" style:family="text">
      <style:text-properties fo:color="#b3b3b3" fo:font-style="italic" officeooo:rsid="001664c2" style:font-style-asian="italic" style:font-style-complex="italic"/>
    </style:style>
    <style:style style:name="T23" style:family="text">
      <style:text-properties style:font-name="Courier New" officeooo:rsid="0016f2dc"/>
    </style:style>
    <style:style style:name="T24" style:family="text">
      <style:text-properties style:font-name="Courier New" fo:font-size="8pt" officeooo:rsid="001a9d8b" style:font-size-asian="8pt" style:font-size-complex="8pt"/>
    </style:style>
    <style:style style:name="T25" style:family="text">
      <style:text-properties style:font-name="Courier New" fo:font-size="8pt" officeooo:rsid="0016f2dc" style:font-size-asian="8pt" style:font-size-complex="8pt"/>
    </style:style>
    <style:style style:name="T26" style:family="text">
      <style:text-properties style:font-name="Courier New" fo:font-size="8pt" officeooo:rsid="001b0851" style:font-size-asian="8pt" style:font-size-complex="8pt"/>
    </style:style>
    <style:style style:name="T27" style:family="text">
      <style:text-properties style:font-name="Courier New" fo:font-size="8pt" officeooo:rsid="0019b6b7" style:font-size-asian="8pt" style:font-size-complex="8pt"/>
    </style:style>
    <style:style style:name="T28" style:family="text">
      <style:text-properties style:font-name="Courier New" fo:font-size="8pt" officeooo:rsid="0018e164" style:font-size-asian="8pt" style:font-size-complex="8pt"/>
    </style:style>
    <style:style style:name="T29" style:family="text">
      <style:text-properties officeooo:rsid="0017df08"/>
    </style:style>
    <style:style style:name="T30" style:family="text">
      <style:text-properties officeooo:rsid="0018e164"/>
    </style:style>
    <style:style style:name="T31" style:family="text">
      <style:text-properties officeooo:rsid="0019b6b7"/>
    </style:style>
    <style:style style:name="T32" style:family="text">
      <style:text-properties officeooo:rsid="001a9d8b"/>
    </style:style>
    <style:style style:name="T33" style:family="text">
      <style:text-properties officeooo:rsid="001b0851"/>
    </style:style>
    <style:style style:name="T34" style:family="text">
      <style:text-properties style:use-window-font-color="true" fo:font-style="italic" fo:font-weight="bold" officeooo:rsid="001b0851" style:font-style-asian="italic" style:font-weight-asian="bold" style:font-style-complex="italic" style:font-weight-complex="bold"/>
    </style:style>
    <style:style style:name="T35" style:family="text">
      <style:text-properties officeooo:rsid="001b5390"/>
    </style:style>
    <style:style style:name="T36" style:family="text">
      <style:text-properties officeooo:rsid="001ea5f4"/>
    </style:style>
    <style:style style:name="T37" style:family="text">
      <style:text-properties style:font-name="DejaVu Sans" fo:font-size="8pt" officeooo:rsid="001ea5f4" style:font-size-asian="8pt" style:font-size-complex="8pt"/>
    </style:style>
    <style:style style:name="T38" style:family="text">
      <style:text-properties officeooo:rsid="001f6d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8">Filehåndtering</text:p>
          </table:table-cell>
          <table:table-cell table:style-name="Tabel1.A1" office:value-type="string">
            <text:p text:style-name="P11"/>
          </table:table-cell>
        </table:table-row>
        <table:table-row>
          <table:table-cell table:style-name="Tabel1.A1" office:value-type="string">
            <text:p text:style-name="P8"><text:span text:style-name="T4">git rm</text:span><text:span text:style-name="T16"> </text:span><text:span text:style-name="T17">-f</text:span><text:span text:style-name="T22"> </text:span><text:span text:style-name="T11">filnavn</text:span></text:p>
          </table:table-cell>
          <table:table-cell table:style-name="Tabel1.A1" office:value-type="string">
            <text:p text:style-name="P10"><text:span text:style-name="T2">Sletter filen eller mappen med filer fra </text:span><text:span text:style-name="T30">G</text:span><text:span text:style-name="T2">it. Angives </text:span><text:span text:style-name="T23">-f</text:span><text:span text:style-name="T2"> slettes filen også fra filsystemet.</text:span></text:p>
          </table:table-cell>
        </table:table-row>
        <table:table-row>
          <table:table-cell table:style-name="Tabel1.A1" office:value-type="string">
            <text:p text:style-name="P4"><text:span text:style-name="T29">git mv</text:span><text:span text:style-name="T16"> </text:span><text:span text:style-name="T17">-f</text:span><text:span text:style-name="T22"> </text:span><text:span text:style-name="T11">f</text:span><text:span text:style-name="T13">ra til</text:span></text:p>
          </table:table-cell>
          <table:table-cell table:style-name="Tabel1.A1" office:value-type="string">
            <text:p text:style-name="P10"><text:span text:style-name="T29">Flytter</text:span><text:span text:style-name="T2"> filen eller mappen med filer </text:span><text:span text:style-name="T29">i </text:span><text:span text:style-name="T30">G</text:span><text:span text:style-name="T2">it. Angives </text:span><text:span text:style-name="T23">-f</text:span><text:span text:style-name="T2"> </text:span><text:span text:style-name="T29">flyttes</text:span><text:span text:style-name="T2"> filen også </text:span><text:span text:style-name="T29">i</text:span><text:span text:style-name="T2"> filsystemet.</text:span></text:p>
          </table:table-cell>
        </table:table-row>
        <table:table-row>
          <table:table-cell table:style-name="Tabel1.A1" office:value-type="string">
            <text:p text:style-name="P4"><text:span text:style-name="T4">git </text:span><text:span text:style-name="T5">checkout</text:span><text:span text:style-name="T16"> </text:span><text:span text:style-name="T17">-f</text:span><text:span text:style-name="T22"> </text:span><text:span text:style-name="T11">filnavn</text:span></text:p>
          </table:table-cell>
          <table:table-cell table:style-name="Tabel1.A1" office:value-type="string">
            <text:p text:style-name="P10"><text:span text:style-name="T29">Indlæser filen fra den nuværende revision</text:span><text:span text:style-name="T2">. Angives </text:span><text:span text:style-name="T23">-f</text:span><text:span text:style-name="T2"> </text:span><text:span text:style-name="T29">overskrives alt, som ikke er meldt ind</text:span><text:span text:style-name="T2">.</text:span></text:p>
          </table:table-cell>
        </table:table-row>
        <table:table-row>
          <table:table-cell table:style-name="Tabel1.A1" office:value-type="string">
            <text:p text:style-name="P4"><text:span text:style-name="T4">git </text:span><text:span text:style-name="T5">checkout</text:span><text:span text:style-name="T16"> </text:span><text:span text:style-name="T17">-f</text:span><text:span text:style-name="T22"> </text:span><text:span text:style-name="T13">rev f</text:span><text:span text:style-name="T11">ilnavn</text:span></text:p>
          </table:table-cell>
          <table:table-cell table:style-name="Tabel1.A1" office:value-type="string">
            <text:p text:style-name="P10"><text:span text:style-name="T29">Indlæser filen fra den angivne revision</text:span><text:span text:style-name="T2">. Angives </text:span><text:span text:style-name="T23">-f</text:span><text:span text:style-name="T2"> </text:span><text:span text:style-name="T29">overskrives alt, som ikke er meldt ind</text:span><text:span text:style-name="T2">.</text:span></text:p>
          </table:table-cell>
        </table:table-row>
        <table:table-row>
          <table:table-cell table:style-name="Tabel1.A1" office:value-type="string">
            <text:p text:style-name="P1"><text:span text:style-name="T30">Arbejdstræet </text:span><text:span text:style-name="T35">(working tree)</text:span></text:p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6"><text:span text:style-name="T4">git </text:span><text:span text:style-name="T6">add</text:span><text:span text:style-name="T14"> </text:span><text:span text:style-name="T11">filnavn</text:span></text:p>
          </table:table-cell>
          <table:table-cell table:style-name="Tabel1.A1" office:value-type="string">
            <text:p text:style-name="P19">Tilføjer filen eller mappen med filer som skal indmeldes i Git. </text:p>
          </table:table-cell>
        </table:table-row>
        <table:table-row>
          <table:table-cell table:style-name="Tabel1.A1" office:value-type="string">
            <text:p text:style-name="P6"><text:span text:style-name="T4">git </text:span><text:span text:style-name="T6">commit</text:span><text:span text:style-name="T16"> </text:span><text:span text:style-name="T17">-</text:span><text:span text:style-name="T18">a </text:span><text:span text:style-name="T19">filnavn -m ””</text:span></text:p>
          </table:table-cell>
          <table:table-cell table:style-name="Tabel1.A1" office:value-type="string">
            <text:p text:style-name="P13"><text:span text:style-name="T30">Indmelder </text:span><text:span text:style-name="T31">alle tilføjede ændringer</text:span><text:span text:style-name="T30"> i Git. Angives</text:span><text:span text:style-name="T2"> </text:span><text:span text:style-name="T25">-</text:span><text:span text:style-name="T28">a</text:span><text:span text:style-name="T2"> </text:span><text:span text:style-name="T30">indmeldes alle ændrede filer automatisk</text:span><text:span text:style-name="T2">. </text:span><text:span text:style-name="T31">Angives filnavn indmeldes de angivne filer eller mapper med filer. Angives</text:span><text:span text:style-name="T2"> </text:span><text:span text:style-name="T25">-</text:span><text:span text:style-name="T27">m ””</text:span><text:span text:style-name="T2"> </text:span><text:span text:style-name="T30">i</text:span><text:span text:style-name="T31">ndmeldes med kommentaren skrevet mellem anførselstegnene (udenlades </text:span><text:span text:style-name="T27">-m</text:span><text:span text:style-name="T31"> spørges der om kommentaren</text:span><text:span text:style-name="T30">.</text:span><text:span text:style-name="T31"> </text:span></text:p>
          </table:table-cell>
        </table:table-row>
        <table:table-row>
          <table:table-cell table:style-name="Tabel1.A1" office:value-type="string">
            <text:p text:style-name="P7"><text:span text:style-name="T4">git </text:span><text:span text:style-name="T7">reset</text:span><text:span text:style-name="T16"> –</text:span><text:span text:style-name="T20">soft HEAD^</text:span><text:span text:style-name="T18"> </text:span></text:p>
          </table:table-cell>
          <table:table-cell table:style-name="Tabel1.A1" office:value-type="string">
            <text:p text:style-name="P14"><text:span text:style-name="T32">Nulstiller tilføjelser, som skal indmeldes. </text:span><text:span text:style-name="T30">Angives</text:span><text:span text:style-name="T2"> </text:span><text:span text:style-name="T24">--soft HEAD^</text:span><text:span text:style-name="T2"> </text:span><text:span text:style-name="T32">tilbageføres også seneste indmel­ding, som gemmes under </text:span><text:span text:style-name="T24">.git/OLD_HEAD</text:span><text:span text:style-name="T32">. </text:span><text:span text:style-name="T24">HEAD^2</text:span><text:span text:style-name="T32"> og </text:span><text:span text:style-name="T24">HEAD^3</text:span><text:span text:style-name="T32"> angiver de to forrige før seneste. Angives </text:span><text:span text:style-name="T24">--hard</text:span><text:span text:style-name="T32"> i stedet for </text:span><text:span text:style-name="T24">--soft</text:span><text:span text:style-name="T32">, gemmes ændringer ikke, så de kan indmeldes igen.</text:span></text:p>
          </table:table-cell>
        </table:table-row>
        <table:table-row>
          <table:table-cell table:style-name="Tabel1.A1" office:value-type="string">
            <text:p text:style-name="P6"><text:span text:style-name="T4">git </text:span><text:span text:style-name="T8">clean</text:span></text:p>
          </table:table-cell>
          <table:table-cell table:style-name="Tabel1.A1" office:value-type="string">
            <text:p text:style-name="P21">Rydder arbejdstræet for ukendte filer.</text:p>
          </table:table-cell>
        </table:table-row>
        <table:table-row>
          <table:table-cell table:style-name="Tabel1.A1" office:value-type="string">
            <text:p text:style-name="P9"><text:span text:style-name="T4">git </text:span><text:span text:style-name="T8">diff</text:span><text:span text:style-name="T18"> </text:span><text:span text:style-name="T21">HEAD </text:span><text:span text:style-name="T19">filnavn</text:span></text:p>
          </table:table-cell>
          <table:table-cell table:style-name="Tabel1.A1" office:value-type="string">
            <text:p text:style-name="P15"><text:span text:style-name="T30">Viser </text:span><text:span text:style-name="T33">ændring i</text:span><text:span text:style-name="T30"> arbejdstræet. </text:span><text:span text:style-name="T2">Angives</text:span><text:span text:style-name="T25"> </text:span><text:span text:style-name="T26">filnavn</text:span><text:span text:style-name="T25"> </text:span><text:span text:style-name="T33">gælder det kun for de angivne filer og mapper</text:span><text:span text:style-name="T2">. </text:span><text:span text:style-name="T33">Angives HEAD er det ændringer fra filen blev tilføjet til indmelding.</text:span></text:p>
          </table:table-cell>
        </table:table-row>
        <table:table-row>
          <table:table-cell table:style-name="Tabel1.A1" office:value-type="string">
            <text:p text:style-name="P29"><text:span text:style-name="T4">git </text:span><text:span text:style-name="T6">status</text:span><text:span text:style-name="T16"> –</text:span><text:span text:style-name="T20">s</text:span></text:p>
          </table:table-cell>
          <table:table-cell table:style-name="Tabel1.A1" office:value-type="string">
            <text:p text:style-name="P19">Viser status for arbejdstræet. <text:span text:style-name="T38">Angives -s vises status i kortformat (short) med følgende statusflag:</text:span></text:p>
          </table:table-cell>
        </table:table-row>
        <table:table-row>
          <table:table-cell table:style-name="Tabel1.A1" office:value-type="string">
            <text:p text:style-name="P30"><text:span text:style-name="T38">M</text:span></text:p>
          </table:table-cell>
          <table:table-cell table:style-name="Tabel1.A1" office:value-type="string">
            <text:p text:style-name="P20"><text:span text:style-name="T38">Filen er blevet ændret (</text:span><text:span text:style-name="T10">m</text:span><text:span text:style-name="T38">odified).</text:span></text:p>
          </table:table-cell>
        </table:table-row>
        <table:table-row>
          <table:table-cell table:style-name="Tabel1.A1" office:value-type="string">
            <text:p text:style-name="P30"><text:span text:style-name="T38">C</text:span></text:p>
          </table:table-cell>
          <table:table-cell table:style-name="Tabel1.A1" office:value-type="string">
            <text:p text:style-name="P20"><text:span text:style-name="T38">Filen er blevet kopieret og ændret (</text:span><text:span text:style-name="T10">c</text:span><text:span text:style-name="T38">opy-edit)</text:span></text:p>
          </table:table-cell>
        </table:table-row>
        <table:table-row>
          <table:table-cell table:style-name="Tabel1.A1" office:value-type="string">
            <text:p text:style-name="P30"><text:span text:style-name="T38">R</text:span></text:p>
          </table:table-cell>
          <table:table-cell table:style-name="Tabel1.A1" office:value-type="string">
            <text:p text:style-name="P20"><text:span text:style-name="T38">Filen er blevet omdøbt og ændret (</text:span><text:span text:style-name="T10">r</text:span><text:span text:style-name="T38">enam-edit)</text:span></text:p>
          </table:table-cell>
        </table:table-row>
        <table:table-row>
          <table:table-cell table:style-name="Tabel1.A1" office:value-type="string">
            <text:p text:style-name="P30"><text:span text:style-name="T38">A</text:span></text:p>
          </table:table-cell>
          <table:table-cell table:style-name="Tabel1.A1" office:value-type="string">
            <text:p text:style-name="P20"><text:span text:style-name="T38">Filen er blevet tilføjet til indmelding (</text:span><text:span text:style-name="T10">a</text:span><text:span text:style-name="T38">dded)</text:span></text:p>
          </table:table-cell>
        </table:table-row>
        <table:table-row>
          <table:table-cell table:style-name="Tabel1.A1" office:value-type="string">
            <text:p text:style-name="P30"><text:span text:style-name="T38">D</text:span></text:p>
          </table:table-cell>
          <table:table-cell table:style-name="Tabel1.A1" office:value-type="string">
            <text:p text:style-name="P19"/>
          </table:table-cell>
        </table:table-row>
        <table:table-row>
          <table:table-cell table:style-name="Tabel1.A1" office:value-type="string">
            <text:p text:style-name="P30"><text:span text:style-name="T38">U</text:span></text:p>
          </table:table-cell>
          <table:table-cell table:style-name="Tabel1.A1" office:value-type="string">
            <text:p text:style-name="P19"/>
          </table:table-cell>
        </table:table-row>
        <table:table-row>
          <table:table-cell table:style-name="Tabel1.A1" office:value-type="string">
            <text:p text:style-name="P2"><text:span text:style-name="T33">Fjernsteder </text:span><text:span text:style-name="T35">(remote repositories)</text:span></text:p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17"><text:span text:style-name="T4">git </text:span><text:span text:style-name="T8">fetch</text:span><text:span text:style-name="T14"> </text:span><text:span text:style-name="T15">fjernsted</text:span></text:p>
          </table:table-cell>
          <table:table-cell table:style-name="Tabel1.A1" office:value-type="string">
            <text:p text:style-name="P21">Henter ændringer fra det angivne fjernsted til arbejdstræet.</text:p>
          </table:table-cell>
        </table:table-row>
        <table:table-row>
          <table:table-cell table:style-name="Tabel1.A1" office:value-type="string">
            <text:p text:style-name="P17"><text:span text:style-name="T4">git </text:span><text:span text:style-name="T8">pull</text:span><text:span text:style-name="T14"> </text:span><text:span text:style-name="T15">fjernsted</text:span></text:p>
          </table:table-cell>
          <table:table-cell table:style-name="Tabel1.A1" office:value-type="string">
            <text:p text:style-name="P21">Henter og indfletter ændringer fra det angivne fjernsted til arbejdstræet.</text:p>
          </table:table-cell>
        </table:table-row>
        <table:table-row>
          <table:table-cell table:style-name="Tabel1.A1" office:value-type="string">
            <text:p text:style-name="P17"><text:span text:style-name="T4">git </text:span><text:span text:style-name="T8">push</text:span><text:span text:style-name="T14"> </text:span><text:span text:style-name="T15">fjernsted</text:span></text:p>
          </table:table-cell>
          <table:table-cell table:style-name="Tabel1.A1" office:value-type="string">
            <text:p text:style-name="P21">Lægger indmeldte ændringer op på den angivne fjernsted.</text:p>
          </table:table-cell>
        </table:table-row>
        <table:table-row>
          <table:table-cell table:style-name="Tabel1.A1" office:value-type="string">
            <text:p text:style-name="P9"><text:span text:style-name="T4">git </text:span><text:span text:style-name="T8">remote add </text:span><text:span text:style-name="T34">fjernsted url</text:span></text:p>
          </table:table-cell>
          <table:table-cell table:style-name="Tabel1.A1" office:value-type="string">
            <text:p text:style-name="P21">Tilføjer nyt fjernsted med det angivne fjernstednavn og url'en til fjernstedet.</text:p>
          </table:table-cell>
        </table:table-row>
        <table:table-row>
          <table:table-cell table:style-name="Tabel1.A1" office:value-type="string">
            <text:p text:style-name="P16"><text:span text:style-name="T1">git </text:span><text:span text:style-name="T15">remote</text:span></text:p>
          </table:table-cell>
          <table:table-cell table:style-name="Tabel1.A1" office:value-type="string">
            <text:p text:style-name="P21">Viser liste med tilføjede fjernsteder.</text:p>
          </table:table-cell>
        </table:table-row>
        <table:table-row>
          <table:table-cell table:style-name="Tabel1.A1" office:value-type="string">
            <text:p text:style-name="P9"><text:span text:style-name="T4">git </text:span><text:span text:style-name="T9">clone</text:span><text:span text:style-name="T34"> url</text:span></text:p>
          </table:table-cell>
          <table:table-cell table:style-name="Tabel1.A1" office:value-type="string">
            <text:p text:style-name="P15"><text:span text:style-name="T35">Kloner fjernstedet med den angivne URL til en ny undermappe og dermed arbejdstræ</text:span><text:span text:style-name="T33">.</text:span></text:p>
          </table:table-cell>
        </table:table-row>
        <table:table-row>
          <table:table-cell table:style-name="Tabel1.A1" office:value-type="string">
            <text:p text:style-name="P2"><text:span text:style-name="T35">Udgaver</text:span><text:span text:style-name="T33"> </text:span><text:span text:style-name="T35">(branches)</text:span></text:p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5"/>
          </table:table-cell>
          <table:table-cell table:style-name="Tabel1.A1" office:value-type="string">
            <text:p text:style-name="P12"/>
          </table:table-cell>
        </table:table-row>
        <table:table-row>
          <table:table-cell table:style-name="Tabel1.A1" office:value-type="string">
            <text:p text:style-name="P18">Hjælp</text:p>
          </table:table-cell>
          <table:table-cell table:style-name="Tabel1.A1" office:value-type="string">
            <text:p text:style-name="P11"/>
          </table:table-cell>
        </table:table-row>
        <table:table-row>
          <table:table-cell table:style-name="Tabel1.A1" office:value-type="string">
            <text:p text:style-name="P3"><text:span text:style-name="T3">git help</text:span><text:span text:style-name="T2"> </text:span><text:span text:style-name="T12">kommando</text:span></text:p>
          </table:table-cell>
          <table:table-cell table:style-name="Tabel1.A1" office:value-type="string">
            <text:p text:style-name="P22">Viser hjælp for den angivne kommando. Uden at angive kommando vises den generelle hjælp.</text:p>
          </table:table-cell>
        </table:table-row>
      </table:table>
      <text:p text:style-name="P25"><text:span text:style-name="T36"><text:s/></text:span></text:p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ans" fo:font-weight="bold" officeooo:paragraph-rsid="001ea5f4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officeooo:rsid="001664c2" officeooo:paragraph-rsid="001ea5f4"/>
    </style:style>
    <style:style style:name="MT1" style:family="text">
      <style:text-properties officeooo:rsid="001664c2"/>
    </style:style>
    <style:style style:name="MT2" style:family="text">
      <style:text-properties officeooo:rsid="0018e164"/>
    </style:style>
    <style:style style:name="MT3" style:family="text">
      <style:text-properties officeooo:rsid="001ea5f4"/>
    </style:style>
    <style:style style:name="MT4" style:family="text">
      <style:text-properties style:font-name="DejaVu Sans" fo:font-size="8pt" officeooo:rsid="001ea5f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it Kvikref</text:span><text:span text:style-name="MT2">erence </text:span><text:span text:style-name="MT3">0.01</text:span></text:p>
      </style:header>
      <style:footer>
        <text:p text:style-name="MP2"><text:span text:style-name="MT4">En del af GitHubSandkasse </text:span><text:a xlink:type="simple" xlink:href="https://github.com/cagerskov/sandkasse"><text:span text:style-name="MT4">https://github.com/cagerskov/sandkasse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9:53:35.19</meta:creation-date>
    <dc:date>2013-06-28T13:24:37.10</dc:date>
    <meta:editing-duration>PT59M8S</meta:editing-duration>
    <meta:editing-cycles>4</meta:editing-cycles>
    <meta:generator>LibreOffice/4.0.2.2$Windows_x86 LibreOffice_project/4c82dcdd6efcd48b1d8bba66bfe1989deee49c3</meta:generator>
    <dc:description>Git Kvikref er en del af projektet GitHubSandkasse. 

Se mere på https://github.com/cagerskov/sandkasse

Claus Agerskov, claus@agerskov.net</dc:description>
    <meta:keyword>git</meta:keyword>
    <meta:keyword>quick ref</meta:keyword>
    <meta:keyword>quick reference</meta:keyword>
    <meta:keyword>kvikreference</meta:keyword>
    <dc:subject>Kvik reference på dansk i brug af Git i en terminal</dc:subject>
    <dc:title>Git Kvikref</dc:title>
    <meta:document-statistic meta:table-count="1" meta:image-count="0" meta:object-count="0" meta:page-count="2" meta:paragraph-count="52" meta:word-count="377" meta:character-count="2426" meta:non-whitespace-character-count="2099"/>
  </office:meta>
</office:document-meta>
</file>